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center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fill="solid" draw:fill-color="#00ccc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Andale Sans'" style:font-family-generic="swiss" style:font-pitch="variable" fo:font-size="12pt" fo:font-weight="bold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align="center" fo:text-indent="0cm"/>
      <style:text-properties fo:font-size="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8pt"/>
    </style:style>
    <style:style style:name="P8" style:family="paragraph">
      <style:paragraph-properties fo:margin-left="0cm" fo:margin-right="0cm" fo:text-align="center" fo:text-indent="0cm"/>
      <style:text-properties fo:font-size="10pt" fo:font-weight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8pt" fo:font-style="italic"/>
    </style:style>
    <style:style style:name="P11" style:family="paragraph">
      <style:paragraph-properties fo:text-align="center"/>
      <style:text-properties fo:font-size="10pt" fo:font-weight="bold"/>
    </style:style>
    <style:style style:name="P12" style:family="paragraph">
      <style:paragraph-properties fo:text-align="center"/>
      <style:text-properties fo:font-size="8pt" fo:font-weight="bold"/>
    </style:style>
    <style:style style:name="P13" style:family="paragraph">
      <style:paragraph-properties fo:margin-left="0cm" fo:margin-right="0cm" fo:text-align="center" fo:text-indent="0cm"/>
      <style:text-properties fo:font-size="8pt" fo:font-weight="bold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size="12pt" fo:font-weight="bold"/>
    </style:style>
    <style:style style:name="P15" style:family="paragraph">
      <style:paragraph-properties fo:margin-left="0cm" fo:margin-right="0cm" fo:text-indent="0cm"/>
      <style:text-properties fo:font-size="10pt" fo:font-weight="normal"/>
    </style:style>
    <style:style style:name="P16" style:family="paragraph">
      <style:paragraph-properties fo:text-align="center"/>
      <style:text-properties fo:font-size="10pt" fo:font-weight="normal"/>
    </style:style>
    <style:style style:name="T1" style:family="text">
      <style:text-properties fo:font-family="'Albany AMT'" style:font-family-generic="swiss" style:font-pitch="variable" fo:font-size="12pt" fo:font-weight="bold"/>
    </style:style>
    <style:style style:name="T2" style:family="text">
      <style:text-properties fo:font-size="8pt"/>
    </style:style>
    <style:style style:name="T3" style:family="text">
      <style:text-properties fo:font-size="10pt" fo:font-weight="bold"/>
    </style:style>
    <style:style style:name="T4" style:family="text">
      <style:text-properties fo:font-size="8pt" fo:font-style="italic"/>
    </style:style>
    <style:style style:name="T5" style:family="text">
      <style:text-properties fo:color="#0000ff" fo:font-size="8pt" fo:font-style="italic"/>
    </style:style>
    <style:style style:name="T6" style:family="text">
      <style:text-properties fo:font-size="8pt" fo:font-weight="bold"/>
    </style:style>
    <style:style style:name="T7" style:family="text">
      <style:text-properties fo:font-size="8pt" fo:font-weight="bold" style:font-size-asian="18pt" style:font-size-complex="18pt"/>
    </style:style>
    <style:style style:name="T8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ules" draw:style-name="dp1" draw:master-page-name="Default">
        <office:forms form:automatic-focus="false" form:apply-design-mode="false"/>
        <draw:custom-shape draw:style-name="gr1" draw:text-style-name="P1" draw:layer="layout" svg:width="12.5cm" svg:height="6.543cm" svg:x="3.923cm" svg:y="2.957cm">
          <text:p text:style-name="P9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5.543cm" svg:x="4.423cm" svg:y="3.457cm">
          <text:p text:style-name="P2"><text:span text:style-name="T1">UDP</text:span></text:p>
          <text:p text:style-name="P2"><text:span text:style-name="T1">Messages</text:span></text:p>
          <text:p text:style-name="P2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5.543cm" svg:x="13.423cm" svg:y="3.457cm">
          <text:p text:style-name="P2"><text:span text:style-name="T1">UDP</text:span></text:p>
          <text:p text:style-name="P2"><text:span text:style-name="T1">Messages</text:span></text:p>
          <text:p text:style-name="P2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9cm" svg:y="3.5cm">
          <text:p text:style-name="P2"><text:span text:style-name="T1">Action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9cm" svg:y="6.5cm">
          <text:p text:style-name="P2"><text:span text:style-name="T1">Render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3cm" svg:height="0.5cm" svg:x="11cm" svg:y="3.957cm">
          <text:p text:style-name="P2"><text:span text:style-name="T2">message queue</text:span></text:p>
          <draw:enhanced-geometry svg:viewBox="0 0 21600 21600" draw:text-areas="0 ?f0 ?f5 ?f2" draw:type="right-arrow" draw:modifiers="19627.6383025994 4742.51497005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cm" svg:height="0.5cm" svg:x="2.423cm" svg:y="3.957cm">
          <text:p text:style-name="P9"/>
          <draw:enhanced-geometry svg:viewBox="0 0 21600 21600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cm" svg:height="0.5cm" svg:x="15.423cm" svg:y="3.957cm">
          <text:p text:style-name="P9"/>
          <draw:enhanced-geometry svg:viewBox="0 0 21600 21600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cm" svg:height="0.887cm" svg:x="2cm" svg:y="3.089cm">
          <draw:text-box>
            <text:p text:style-name="P2"><text:span text:style-name="T2">UDP from</text:span></text:p>
            <text:p text:style-name="P2"><text:span text:style-name="T2">servers</text:span></text:p>
          </draw:text-box>
        </draw:frame>
        <draw:frame draw:style-name="gr5" draw:text-style-name="P5" draw:layer="layout" svg:width="1.577cm" svg:height="0.887cm" svg:x="16.423cm" svg:y="3.07cm">
          <draw:text-box>
            <text:p text:style-name="P2"><text:span text:style-name="T2">UDP to</text:span></text:p>
            <text:p text:style-name="P2"><text:span text:style-name="T2">server</text:span></text:p>
          </draw:text-box>
        </draw:frame>
        <draw:custom-shape draw:style-name="gr3" draw:text-style-name="P4" draw:layer="layout" svg:width="2.923cm" svg:height="0.5cm" svg:x="6.5cm" svg:y="4cm">
          <text:p text:style-name="P2"><text:span text:style-name="T2">message queue</text:span></text:p>
          <draw:enhanced-geometry svg:viewBox="0 0 21600 21600" draw:text-areas="0 ?f0 ?f5 ?f2" draw:type="right-arrow" draw:modifiers="19627.6383025994 4742.51497005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5cm" svg:height="0.5cm" svg:x="10cm" svg:y="6cm">
          <text:p text:style-name="P9"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cm" svg:height="0.569cm" svg:x="10cm" svg:y="6cm">
          <draw:text-box>
            <text:p text:style-name="P6"><text:span text:style-name="T2">shared variables</text:span></text:p>
          </draw:text-box>
        </draw:frame>
      </draw:page>
      <draw:page draw:name="States" draw:style-name="dp1" draw:master-page-name="Default">
        <draw:custom-shape draw:style-name="gr7" draw:text-style-name="P8" draw:layer="layout" svg:width="3cm" svg:height="2cm" svg:x="8cm" svg:y="2.749cm">
          <text:p text:style-name="P2"><text:span text:style-name="T3">INITIA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8" draw:id="id1" draw:layer="layout" svg:width="3cm" svg:height="2cm" svg:x="8cm" svg:y="6.749cm">
          <text:p text:style-name="P2"><text:span text:style-name="T3">WAITING</text:span></text:p>
          <text:p text:style-name="P2"><text:span text:style-name="T3">JO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8" draw:id="id2" draw:layer="layout" svg:width="3cm" svg:height="2cm" svg:x="8cm" svg:y="10.749cm">
          <text:p text:style-name="P2"><text:span text:style-name="T3">PLAY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8" draw:id="id3" draw:layer="layout" svg:width="3cm" svg:height="2cm" svg:x="8cm" svg:y="14.749cm">
          <text:p text:style-name="P2"><text:span text:style-name="T3">WAITING</text:span></text:p>
          <text:p text:style-name="P2"><text:span text:style-name="T3">LEAV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8" draw:layer="layout" svg:width="3cm" svg:height="2cm" svg:x="1cm" svg:y="6.749cm">
          <text:p text:style-name="P2"><text:span text:style-name="T3">G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8" draw:layer="layout" svg:width="3cm" svg:height="2cm" svg:x="15.5cm" svg:y="10.749cm">
          <text:p text:style-name="P2"><text:span text:style-name="T3">MIGRAT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1" draw:layer="layout" svg:x1="9.5cm" svg:y1="4.749cm" svg:x2="9.5cm" svg:y2="6.749cm">
          <text:p text:style-name="P9"/>
        </draw:line>
        <draw:line draw:style-name="gr8" draw:text-style-name="P1" draw:layer="layout" svg:x1="9.5cm" svg:y1="8.749cm" svg:x2="9.5cm" svg:y2="10.749cm">
          <text:p text:style-name="P9"/>
        </draw:line>
        <draw:line draw:style-name="gr8" draw:text-style-name="P1" draw:layer="layout" svg:x1="9.5cm" svg:y1="12.749cm" svg:x2="9.5cm" svg:y2="14.749cm">
          <text:p text:style-name="P9"/>
        </draw:line>
        <draw:line draw:style-name="gr8" draw:text-style-name="P1" draw:layer="layout" svg:x1="8cm" svg:y1="7.749cm" svg:x2="4cm" svg:y2="7.749cm">
          <text:p text:style-name="P9"/>
        </draw:line>
        <draw:line draw:style-name="gr8" draw:text-style-name="P1" draw:layer="layout" svg:x1="8cm" svg:y1="15.749cm" svg:x2="3.5cm" svg:y2="8.749cm">
          <text:p text:style-name="P9"/>
        </draw:line>
        <draw:connector draw:style-name="gr8" draw:text-style-name="P1" draw:layer="layout" draw:type="curve" draw:line-skew="0.373cm 0.821cm" svg:x1="10.559cm" svg:y1="7.04cm" svg:x2="11cm" svg:y2="7.748cm" draw:start-shape="id1" draw:start-glue-point="11" draw:end-shape="id1" draw:end-glue-point="10">
          <text:p text:style-name="P9"/>
        </draw:connector>
        <draw:connector draw:style-name="gr8" draw:text-style-name="P1" draw:layer="layout" draw:type="curve" draw:line-skew="0.296cm 0.821cm" svg:x1="10.559cm" svg:y1="11.04cm" svg:x2="11cm" svg:y2="11.748cm" draw:start-shape="id2" draw:start-glue-point="11" draw:end-shape="id2" draw:end-glue-point="10">
          <text:p text:style-name="P9"/>
        </draw:connector>
        <draw:connector draw:style-name="gr8" draw:text-style-name="P1" draw:layer="layout" draw:type="curve" draw:line-skew="0.821cm -0.297cm" svg:x1="11cm" svg:y1="11.748cm" svg:x2="10.559cm" svg:y2="12.456cm" draw:start-shape="id2" draw:start-glue-point="10" draw:end-shape="id2" draw:end-glue-point="9">
          <text:p text:style-name="P9"/>
        </draw:connector>
        <draw:connector draw:style-name="gr8" draw:text-style-name="P1" draw:layer="layout" draw:type="curve" draw:line-skew="0.821cm -0.297cm" svg:x1="11cm" svg:y1="15.748cm" svg:x2="10.559cm" svg:y2="16.456cm" draw:start-shape="id3" draw:start-glue-point="10" draw:end-shape="id3" draw:end-glue-point="9">
          <text:p text:style-name="P9"/>
        </draw:connector>
        <draw:polyline draw:style-name="gr9" draw:text-style-name="P1" draw:layer="layout" svg:width="7.5cm" svg:height="1cm" svg:x="9.5cm" svg:y="9.749cm" svg:viewBox="0 0 7501 1001" draw:points="0,1000 2000,0 7500,0 7500,1000">
          <text:p text:style-name="P9"/>
        </draw:polyline>
        <draw:polyline draw:style-name="gr9" draw:text-style-name="P1" draw:layer="layout" svg:width="7.5cm" svg:height="1cm" svg:x="9.5cm" svg:y="12.749cm" svg:viewBox="0 0 7501 1001" draw:points="7500,0 7500,500 7500,1000 2000,1000 0,0">
          <text:p text:style-name="P9"/>
        </draw:polyline>
        <draw:frame draw:style-name="gr10" draw:text-style-name="P10" draw:layer="layout" svg:width="3.198cm" svg:height="0.569cm" svg:x="9.5cm" svg:y="5cm">
          <draw:text-box>
            <text:p text:style-name="P9"><text:span text:style-name="T4">- / </text:span><text:span text:style-name="T5">send join message</text:span></text:p>
          </draw:text-box>
        </draw:frame>
        <draw:frame draw:style-name="gr10" draw:text-style-name="P10" draw:layer="layout" svg:width="2.42cm" svg:height="1.205cm" svg:x="12.5cm" svg:y="6.5cm">
          <draw:text-box>
            <text:p text:style-name="P9"><text:span text:style-name="T4">timeout /</text:span></text:p>
            <text:p text:style-name="P9"><text:span text:style-name="T5">send join</text:span></text:p>
            <text:p text:style-name="P9"><text:span text:style-name="T5">message again</text:span></text:p>
          </draw:text-box>
        </draw:frame>
        <draw:frame draw:style-name="gr10" draw:text-style-name="P10" draw:layer="layout" svg:width="2.885cm" svg:height="0.569cm" svg:x="6.309cm" svg:y="9cm">
          <draw:text-box>
            <text:p text:style-name="P9"><text:span text:style-name="T4">ok_join received / </text:span><text:span text:style-name="T5">-</text:span></text:p>
          </draw:text-box>
        </draw:frame>
        <draw:frame draw:style-name="gr10" draw:text-style-name="P10" draw:layer="layout" svg:width="2.678cm" svg:height="0.887cm" svg:x="12cm" svg:y="10.089cm">
          <draw:text-box>
            <text:p text:style-name="P9"><text:span text:style-name="T4">update received /</text:span></text:p>
            <text:p text:style-name="P9"><text:span text:style-name="T5">process update</text:span></text:p>
          </draw:text-box>
        </draw:frame>
        <draw:frame draw:style-name="gr10" draw:text-style-name="P10" draw:layer="layout" svg:width="2.534cm" svg:height="0.887cm" svg:x="12cm" svg:y="12.5cm">
          <draw:text-box>
            <text:p text:style-name="P9"><text:span text:style-name="T4">regular interval /</text:span></text:p>
            <text:p text:style-name="P9"><text:span text:style-name="T5">take new action</text:span></text:p>
          </draw:text-box>
        </draw:frame>
        <draw:frame draw:style-name="gr10" draw:text-style-name="P10" draw:layer="layout" svg:width="2.894cm" svg:height="0.569cm" svg:x="9.5cm" svg:y="14cm">
          <draw:text-box>
            <text:p text:style-name="P9"><text:span text:style-name="T4">user stops client / </text:span><text:span text:style-name="T5">-</text:span></text:p>
          </draw:text-box>
        </draw:frame>
        <draw:frame draw:style-name="gr10" draw:text-style-name="P10" draw:layer="layout" svg:width="4.269cm" svg:height="0.569cm" svg:x="12.475cm" svg:y="16.419cm">
          <draw:text-box>
            <text:p text:style-name="P9"><text:span text:style-name="T4">timeout / </text:span><text:span text:style-name="T5">send leave message</text:span></text:p>
          </draw:text-box>
        </draw:frame>
        <draw:frame draw:style-name="gr10" draw:text-style-name="P10" draw:layer="layout" svg:width="3.025cm" svg:height="0.887cm" svg:x="4.5cm" svg:y="7cm">
          <draw:text-box>
            <text:p text:style-name="P9"><text:span text:style-name="T4">no ok_join received </text:span></text:p>
            <text:p text:style-name="P9"><text:span text:style-name="T4">after N tries / </text:span><text:span text:style-name="T5">-</text:span></text:p>
          </draw:text-box>
        </draw:frame>
        <draw:frame draw:style-name="gr10" draw:text-style-name="P10" draw:layer="layout" svg:width="3.262cm" svg:height="1.205cm" svg:x="3.657cm" svg:y="11.589cm">
          <draw:text-box>
            <text:p text:style-name="P9"><text:span text:style-name="T4">ok_leave received no </text:span></text:p>
            <text:p text:style-name="P9"><text:span text:style-name="T4">message received </text:span></text:p>
            <text:p text:style-name="P9"><text:span text:style-name="T4">after N tries / </text:span><text:span text:style-name="T5">-</text:span></text:p>
          </draw:text-box>
        </draw:frame>
        <draw:frame draw:style-name="gr10" draw:text-style-name="P10" draw:layer="layout" svg:width="4.879cm" svg:height="0.569cm" svg:x="11.545cm" svg:y="9cm">
          <draw:text-box>
            <text:p text:style-name="P9"><text:span text:style-name="T4">switch server message received / </text:span><text:span text:style-name="T5">-</text:span></text:p>
          </draw:text-box>
        </draw:frame>
        <draw:frame draw:style-name="gr10" draw:text-style-name="P10" draw:layer="layout" svg:width="4.155cm" svg:height="0.569cm" svg:x="13cm" svg:y="13.919cm">
          <draw:text-box>
            <text:p text:style-name="P9"><text:span text:style-name="T4">migration aproval received / </text:span><text:span text:style-name="T5">-</text:span></text:p>
          </draw:text-box>
        </draw:frame>
        <draw:polyline draw:style-name="gr9" draw:text-style-name="P1" draw:layer="layout" svg:width="15.5cm" svg:height="9.5cm" svg:x="2.5cm" svg:y="9cm" svg:viewBox="0 0 15501 9501" draw:points="15500,3500 15500,9500 0,9500 0,0">
          <text:p text:style-name="P9"/>
        </draw:polyline>
        <draw:frame draw:style-name="gr10" draw:text-style-name="P10" draw:layer="layout" svg:width="2.805cm" svg:height="0.569cm" svg:x="9.343cm" svg:y="17.919cm">
          <draw:text-box>
            <text:p text:style-name="P9"><text:span text:style-name="T4">N times timeout / </text:span><text:span text:style-name="T5">-</text:span></text:p>
          </draw:text-box>
        </draw:frame>
      </draw:page>
      <draw:page draw:name="AI" draw:style-name="dp1" draw:master-page-name="Default">
        <office:forms form:automatic-focus="false" form:apply-design-mode="false"/>
        <draw:ellipse draw:style-name="gr11" draw:text-style-name="P11" draw:layer="layout" svg:width="3cm" svg:height="1.5cm" svg:x="7.5cm" svg:y="3cm">
          <text:p text:style-name="P2"><text:span text:style-name="T3">BASIC</text:span></text:p>
        </draw:ellipse>
        <draw:ellipse draw:style-name="gr11" draw:text-style-name="P11" draw:layer="layout" svg:width="3cm" svg:height="1.5cm" svg:x="3cm" svg:y="5cm">
          <text:p text:style-name="P2"><text:span text:style-name="T3">CHASING</text:span></text:p>
          <text:p text:style-name="P2"><text:span text:style-name="T3">PLAYER</text:span></text:p>
        </draw:ellipse>
        <draw:ellipse draw:style-name="gr11" draw:text-style-name="P11" draw:layer="layout" svg:width="3cm" svg:height="1.5cm" svg:x="12cm" svg:y="5cm">
          <text:p text:style-name="P2"><text:span text:style-name="T3">SEEKING</text:span></text:p>
          <text:p text:style-name="P2"><text:span text:style-name="T3">QUEST</text:span></text:p>
        </draw:ellipse>
        <draw:ellipse draw:style-name="gr11" draw:text-style-name="P11" draw:layer="layout" svg:width="3cm" svg:height="1.5cm" svg:x="3cm" svg:y="8cm">
          <text:p text:style-name="P2"><text:span text:style-name="T3">RUNNIG</text:span></text:p>
          <text:p text:style-name="P2"><text:span text:style-name="T3">AWAY</text:span></text:p>
        </draw:ellipse>
        <draw:ellipse draw:style-name="gr11" draw:text-style-name="P11" draw:layer="layout" svg:width="3cm" svg:height="1.5cm" svg:x="12cm" svg:y="8cm">
          <text:p text:style-name="P2"><text:span text:style-name="T3">SEEKING</text:span></text:p>
          <text:p text:style-name="P2"><text:span text:style-name="T3">FOOD</text:span></text:p>
        </draw:ellipse>
        <draw:ellipse draw:style-name="gr11" draw:text-style-name="P11" draw:layer="layout" svg:width="3cm" svg:height="1.5cm" svg:x="7.5cm" svg:y="10cm">
          <text:p text:style-name="P2"><text:span text:style-name="T3">EXPLORING</text:span></text:p>
        </draw:ellipse>
        <draw:line draw:style-name="gr12" draw:text-style-name="P12" draw:layer="layout" svg:x1="10.5cm" svg:y1="4cm" svg:x2="13cm" svg:y2="5cm">
          <text:p text:style-name="P2"><text:span text:style-name="T6">Q2</text:span></text:p>
        </draw:line>
        <draw:line draw:style-name="gr12" draw:text-style-name="P12" draw:layer="layout" svg:x1="10cm" svg:y1="4.5cm" svg:x2="13cm" svg:y2="8cm">
          <text:p text:style-name="P2"><text:span text:style-name="T6">Q1</text:span></text:p>
        </draw:line>
        <draw:line draw:style-name="gr12" draw:text-style-name="P12" draw:layer="layout" svg:x1="9cm" svg:y1="4.5cm" svg:x2="9cm" svg:y2="10cm">
          <text:p text:style-name="P2"><text:span text:style-name="T6">Q5</text:span></text:p>
        </draw:line>
        <draw:line draw:style-name="gr12" draw:text-style-name="P12" draw:layer="layout" svg:x1="7.5cm" svg:y1="4cm" svg:x2="5.5cm" svg:y2="5cm">
          <text:p text:style-name="P2"><text:span text:style-name="T6">Q4</text:span></text:p>
        </draw:line>
        <draw:line draw:style-name="gr12" draw:text-style-name="P12" draw:layer="layout" svg:x1="8cm" svg:y1="4.5cm" svg:x2="5.5cm" svg:y2="8cm">
          <text:p text:style-name="P2"><text:span text:style-name="T6">Q3</text:span></text:p>
        </draw:line>
        <draw:line draw:style-name="gr13" draw:text-style-name="P13" draw:layer="layout" svg:x1="4.5cm" svg:y1="6.5cm" svg:x2="4.5cm" svg:y2="8cm">
          <text:p text:style-name="P2"><text:span text:style-name="T7">Q3</text:span></text:p>
        </draw:line>
        <draw:line draw:style-name="gr13" draw:text-style-name="P13" draw:layer="layout" svg:x1="8.5cm" svg:y1="7cm" svg:x2="12cm" svg:y2="8.5cm">
          <text:p text:style-name="P2"><text:span text:style-name="T7">Q1</text:span></text:p>
        </draw:line>
        <draw:line draw:style-name="gr14" draw:text-style-name="P14" draw:layer="layout" svg:x1="7.5cm" svg:y1="5.5cm" svg:x2="12cm" svg:y2="5.5cm">
          <text:p text:style-name="P2"><text:span text:style-name="T6">Q2</text:span></text:p>
        </draw:line>
        <draw:line draw:style-name="gr13" draw:text-style-name="P13" draw:layer="layout" svg:x1="13.5cm" svg:y1="6.5cm" svg:x2="13.5cm" svg:y2="8cm">
          <text:p text:style-name="P2"><text:span text:style-name="T7">Q1</text:span></text:p>
        </draw:line>
        <draw:line draw:style-name="gr13" draw:text-style-name="P13" draw:layer="layout" svg:x1="7.5cm" svg:y1="10.5cm" svg:x2="5cm" svg:y2="9.5cm">
          <text:p text:style-name="P2"><text:span text:style-name="T7">Q3</text:span></text:p>
        </draw:line>
        <draw:line draw:style-name="gr13" draw:text-style-name="P13" draw:layer="layout" svg:x1="8cm" svg:y1="10cm" svg:x2="5.5cm" svg:y2="6.5cm">
          <text:p text:style-name="P2"><text:span text:style-name="T7">Q4</text:span></text:p>
        </draw:line>
        <draw:line draw:style-name="gr13" draw:text-style-name="P13" draw:layer="layout" svg:x1="10.5cm" svg:y1="10.5cm" svg:x2="12cm" svg:y2="6cm">
          <text:p text:style-name="P2"><text:span text:style-name="T7">Q2</text:span></text:p>
        </draw:line>
        <draw:frame draw:style-name="gr15" draw:text-style-name="P15" draw:layer="layout" svg:width="7cm" svg:height="2.615cm" svg:x="4cm" svg:y="12.5cm">
          <draw:text-box>
            <text:p text:style-name="P9"><text:span text:style-name="T8">Q1 – life is below a specified amount L and food is in sight</text:span></text:p>
            <text:p text:style-name="P9"><text:span text:style-name="T8">Q2 – a quest is active and it is far away</text:span></text:p>
            <text:p text:style-name="P9"><text:span text:style-name="T8">Q3 – a strong player is close</text:span></text:p>
            <text:p text:style-name="P9"><text:span text:style-name="T8">Q4 – a weak player is close</text:span></text:p>
            <text:p text:style-name="P9"><text:span text:style-name="T8">Q5 – none of the above</text:span></text:p>
          </draw:text-box>
        </draw:frame>
        <draw:line draw:style-name="gr16" draw:text-style-name="P16" draw:layer="layout" svg:x1="6cm" svg:y1="5.5cm" svg:x2="7.5cm" svg:y2="5.5cm">
          <text:p text:style-name="P9"/>
        </draw:line>
        <draw:line draw:style-name="gr16" draw:text-style-name="P16" draw:layer="layout" svg:x1="6cm" svg:y1="6cm" svg:x2="8.5cm" svg:y2="7cm">
          <text:p text:style-name="P9"/>
        </draw:line>
        <draw:line draw:style-name="gr13" draw:text-style-name="P13" draw:layer="layout" svg:x1="10.5cm" svg:y1="11cm" svg:x2="13.5cm" svg:y2="9.5cm">
          <text:p text:style-name="P2"><text:span text:style-name="T7">Q1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ro" style:country-asian="RO" style:font-family-complex="Tahoma" style:font-family-generic-complex="system" style:font-pitch-complex="variable" style:font-size-complex="24pt" style:language-complex="ro" style:country-complex="RO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ihai Paslariu</meta:initial-creator>
    <meta:creation-date>2007-03-31T19:26:24</meta:creation-date>
    <dc:creator>Mihai Paslariu</dc:creator>
    <dc:date>2007-06-05T13:42:15</dc:date>
    <dc:language>ro-RO</dc:language>
    <meta:editing-cycles>21</meta:editing-cycles>
    <meta:editing-duration>PT2H4M22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